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A54F6E67BB894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81cm, 4.201cm, 16.171cm, 8.18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59cm" svg:height="24cm" svg:x="0.892cm" svg:y="2.091cm">
          <draw:image xlink:href="Pictures/10000000000005E8000007E07A54F6E67BB8941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6:31.336147507</dc:date>
    <meta:editing-duration>PT3M3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